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220c69" officeooo:paragraph-rsid="00220c69"/>
    </style:style>
    <style:style style:name="P2" style:family="paragraph" style:parent-style-name="Standard">
      <style:text-properties fo:font-size="14pt" officeooo:rsid="00220c69" officeooo:paragraph-rsid="00220c69" style:font-size-asian="14pt" style:font-size-complex="14pt"/>
    </style:style>
    <style:style style:name="P3" style:family="paragraph" style:parent-style-name="Standard">
      <style:text-properties fo:font-size="11pt" officeooo:rsid="001d2de7" officeooo:paragraph-rsid="001ede0f" style:font-size-asian="11pt" style:font-size-complex="11pt"/>
    </style:style>
    <style:style style:name="P4" style:family="paragraph" style:parent-style-name="Standard">
      <style:text-properties fo:font-size="11pt" officeooo:rsid="001d2de7" officeooo:paragraph-rsid="001d2de7" style:font-size-asian="11pt" style:font-size-complex="11pt"/>
    </style:style>
    <style:style style:name="P5" style:family="paragraph" style:parent-style-name="Standard" style:list-style-name="L2">
      <style:text-properties fo:font-size="11pt" officeooo:rsid="001d2de7" officeooo:paragraph-rsid="001d2de7" style:font-size-asian="11pt" style:font-size-complex="11pt"/>
    </style:style>
    <style:style style:name="P6" style:family="paragraph" style:parent-style-name="Standard" style:list-style-name="L3">
      <style:text-properties fo:font-size="11pt" officeooo:rsid="001d2de7" officeooo:paragraph-rsid="001d2de7" style:font-size-asian="11pt" style:font-size-complex="11pt"/>
    </style:style>
    <style:style style:name="P7" style:family="paragraph" style:parent-style-name="Standard" style:list-style-name="L4">
      <style:text-properties fo:font-size="11pt" officeooo:rsid="001d2de7" officeooo:paragraph-rsid="001d2de7" style:font-size-asian="11pt" style:font-size-complex="11pt"/>
    </style:style>
    <style:style style:name="P8" style:family="paragraph" style:parent-style-name="Standard">
      <style:text-properties fo:font-size="11pt" officeooo:rsid="001e4bcd" officeooo:paragraph-rsid="001e4bcd" style:font-size-asian="11pt" style:font-size-complex="11pt"/>
    </style:style>
    <style:style style:name="P9" style:family="paragraph" style:parent-style-name="Standard">
      <style:text-properties fo:font-size="11pt" officeooo:rsid="001e73bf" officeooo:paragraph-rsid="001e73bf" style:font-size-asian="11pt" style:font-size-complex="11pt"/>
    </style:style>
    <style:style style:name="P10" style:family="paragraph" style:parent-style-name="Standard">
      <style:text-properties fo:font-size="11pt" officeooo:rsid="001e73bf" officeooo:paragraph-rsid="001eb916" style:font-size-asian="11pt" style:font-size-complex="11pt"/>
    </style:style>
    <style:style style:name="P11" style:family="paragraph" style:parent-style-name="Standard">
      <style:text-properties fo:font-size="11pt" officeooo:rsid="00220c69" officeooo:paragraph-rsid="00220c69" style:font-size-asian="11pt" style:font-size-complex="11pt"/>
    </style:style>
    <style:style style:name="P12" style:family="paragraph" style:parent-style-name="Standard">
      <style:text-properties fo:font-size="11pt" officeooo:rsid="002277f8" officeooo:paragraph-rsid="002431f7" style:font-size-asian="11pt" style:font-size-complex="11pt"/>
    </style:style>
    <style:style style:name="P13" style:family="paragraph" style:parent-style-name="Standard">
      <style:text-properties fo:font-size="11pt" officeooo:rsid="002431f7" officeooo:paragraph-rsid="002431f7" style:font-size-asian="11pt" style:font-size-complex="11pt"/>
    </style:style>
    <style:style style:name="P14" style:family="paragraph" style:parent-style-name="Standard">
      <style:text-properties fo:font-size="11pt" officeooo:rsid="00247eeb" officeooo:paragraph-rsid="00247eeb" style:font-size-asian="11pt" style:font-size-complex="11pt"/>
    </style:style>
    <style:style style:name="P15" style:family="paragraph" style:parent-style-name="Standard">
      <style:text-properties fo:font-size="11pt" officeooo:rsid="0025ff93" officeooo:paragraph-rsid="00283623" style:font-size-asian="11pt" style:font-size-complex="11pt"/>
    </style:style>
    <style:style style:name="P16" style:family="paragraph" style:parent-style-name="Standard">
      <style:text-properties fo:font-size="11pt" officeooo:rsid="00283623" officeooo:paragraph-rsid="00283623" style:font-size-asian="11pt" style:font-size-complex="11pt"/>
    </style:style>
    <style:style style:name="P17" style:family="paragraph" style:parent-style-name="Standard">
      <style:text-properties fo:font-size="11pt" officeooo:rsid="002a674b" officeooo:paragraph-rsid="002a674b" style:font-size-asian="11pt" style:font-size-complex="11pt"/>
    </style:style>
    <style:style style:name="P18" style:family="paragraph" style:parent-style-name="Standard">
      <style:text-properties fo:font-size="11pt" officeooo:rsid="002c20cf" officeooo:paragraph-rsid="002c20cf" style:font-size-asian="11pt" style:font-size-complex="11pt"/>
    </style:style>
    <style:style style:name="P19" style:family="paragraph" style:parent-style-name="Standard">
      <style:text-properties fo:font-size="11pt" officeooo:rsid="003573da" officeooo:paragraph-rsid="003573da" style:font-size-asian="11pt" style:font-size-complex="11pt"/>
    </style:style>
    <style:style style:name="P20" style:family="paragraph" style:parent-style-name="Standard">
      <style:text-properties fo:font-size="11pt" officeooo:rsid="0036f755" officeooo:paragraph-rsid="0036f755" style:font-size-asian="11pt" style:font-size-complex="11pt"/>
    </style:style>
    <style:style style:name="P21" style:family="paragraph" style:parent-style-name="Standard">
      <style:text-properties fo:font-size="11pt" officeooo:rsid="00382817" officeooo:paragraph-rsid="00382817" style:font-size-asian="11pt" style:font-size-complex="11pt"/>
    </style:style>
    <style:style style:name="P22" style:family="paragraph" style:parent-style-name="Standard">
      <style:text-properties fo:font-size="12pt" officeooo:rsid="002431f7" officeooo:paragraph-rsid="002431f7" style:font-size-asian="12pt" style:font-size-complex="12pt"/>
    </style:style>
    <style:style style:name="P23" style:family="paragraph" style:parent-style-name="Standard">
      <style:text-properties fo:font-size="12pt" officeooo:rsid="00220c69" officeooo:paragraph-rsid="00220c69" style:font-size-asian="12pt" style:font-size-complex="12pt"/>
    </style:style>
    <style:style style:name="P24" style:family="paragraph" style:parent-style-name="Standard">
      <style:text-properties fo:font-size="12pt" officeooo:rsid="00283623" officeooo:paragraph-rsid="00283623" style:font-size-asian="12pt" style:font-size-complex="12pt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fo:font-size="11pt" officeooo:rsid="001d2de7" officeooo:paragraph-rsid="001d2de7" style:font-size-asian="11pt" style:font-size-complex="11pt"/>
    </style:style>
    <style:style style:name="T1" style:family="text">
      <style:text-properties officeooo:rsid="001e4bcd"/>
    </style:style>
    <style:style style:name="T2" style:family="text">
      <style:text-properties officeooo:rsid="001e73bf"/>
    </style:style>
    <style:style style:name="T3" style:family="text">
      <style:text-properties officeooo:rsid="001eb916"/>
    </style:style>
    <style:style style:name="T4" style:family="text">
      <style:text-properties fo:font-size="10pt" style:font-size-asian="8.75pt" style:font-size-complex="10pt"/>
    </style:style>
    <style:style style:name="T5" style:family="text">
      <style:text-properties officeooo:rsid="002277f8"/>
    </style:style>
    <style:style style:name="T6" style:family="text">
      <style:text-properties officeooo:rsid="002431f7"/>
    </style:style>
    <style:style style:name="T7" style:family="text">
      <style:text-properties officeooo:rsid="00247eeb"/>
    </style:style>
    <style:style style:name="T8" style:family="text">
      <style:text-properties officeooo:rsid="0024b24f"/>
    </style:style>
    <style:style style:name="T9" style:family="text">
      <style:text-properties officeooo:rsid="0026fff9"/>
    </style:style>
    <style:style style:name="T10" style:family="text">
      <style:text-properties fo:font-size="11pt" officeooo:rsid="00283623" style:font-size-asian="11pt" style:font-size-complex="11pt"/>
    </style:style>
    <style:style style:name="T11" style:family="text">
      <style:text-properties officeooo:rsid="0029cbf3"/>
    </style:style>
    <style:style style:name="T12" style:family="text">
      <style:text-properties officeooo:rsid="0029ed7e"/>
    </style:style>
    <style:style style:name="T13" style:family="text">
      <style:text-properties officeooo:rsid="002df039"/>
    </style:style>
    <style:style style:name="T14" style:family="text">
      <style:text-properties officeooo:rsid="00312344"/>
    </style:style>
    <style:style style:name="T15" style:family="text">
      <style:text-properties officeooo:rsid="0032bd33"/>
    </style:style>
    <style:style style:name="T16" style:family="text">
      <style:text-properties officeooo:rsid="00339dcd"/>
    </style:style>
    <style:style style:name="T17" style:family="text">
      <style:text-properties officeooo:rsid="00372e66"/>
    </style:style>
    <style:style style:name="T18" style:family="text">
      <style:text-properties officeooo:rsid="0038f256"/>
    </style:style>
    <style:style style:name="T19" style:family="text">
      <style:text-properties officeooo:rsid="0039b3f5"/>
    </style:style>
    <style:style style:name="T20" style:family="text">
      <style:text-properties officeooo:rsid="003a402f"/>
    </style:style>
    <style:style style:name="T21" style:family="text">
      <style:text-properties officeooo:rsid="003d5c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atbots playing games – master thesis (preparatory work) - Akira BAES <text:span text:style-name="T4">akirbaes@ulb.ac.be</text:span></text:p>
      <text:p text:style-name="P1">Result from first meeting with Tom LENAERTS and Elías FERNÁNDEZ</text:p>
      <text:p text:style-name="P1"/>
      <text:p text:style-name="P3">General idea: in the context of playing social <text:span text:style-name="T7">mathematical </text:span>games, there is the idea of creating an agent to play a game and send the agent to play for us remotely.</text:p>
      <text:p text:style-name="P3">A chatbot could intervene in three diferent areas of that idea:</text:p>
      <text:p text:style-name="P25"><text:span text:style-name="T1">a) </text:span>Creating the game</text:p>
      <text:p text:style-name="P25"><text:span text:style-name="T1">b) </text:span>Creating the agent</text:p>
      <text:p text:style-name="P25"><text:span text:style-name="T1">c) </text:span>Playing the game</text:p>
      <text:p text:style-name="P4"/>
      <text:p text:style-name="P4"><text:span text:style-name="T1">a) </text:span>Creating the game could go from:</text:p>
      <text:list xml:id="list2591856474" text:style-name="L2">
        <text:list-item>
          <text:p text:style-name="P5">(« Game master » admin tasks unrelated to the game itself but for interface like creating a room, inviting people… [choice parsing interface]<text:span text:style-name="T5">)</text:span></text:p>
        </text:list-item>
        <text:list-item>
          <text:p text:style-name="P5">Human selecting one existing social game by name and giving its parameters [choice parsing interface]</text:p>
        </text:list-item>
        <text:list-item>
          <text:p text:style-name="P5">Human describing rules and constraints of a new type of game [rules parsing interface + understanding of rules]</text:p>
        </text:list-item>
      </text:list>
      <text:p text:style-name="P4"/>
      <text:p text:style-name="P4"><text:span text:style-name="T1">b) </text:span>Creating an agent could go from:</text:p>
      <text:list xml:id="list3983052128" text:style-name="L3">
        <text:list-item>
          <text:p text:style-name="P6">Player inputing preferences into an existing agent [<text:span text:style-name="T1">pameters parsing </text:span>interfaces based on game type]</text:p>
        </text:list-item>
        <text:list-item>
          <text:p text:style-name="P6">Player describe the game to the agent and have it understand them and make propositions [<text:span text:style-name="T1">rules parsing </text:span>interface + understanding of rules]</text:p>
        </text:list-item>
        <text:list-item>
          <text:p text:style-name="P6">Player express strategies for the game (guesses on the adversary's preferences etc.), with the bot reacting in case of trivial result [parsing of strategies + understanding of game <text:span text:style-name="T1">theory</text:span>]</text:p>
        </text:list-item>
      </text:list>
      <text:p text:style-name="P4"/>
      <text:p text:style-name="P4"><text:span text:style-name="T1">c) </text:span>For playing the game it is not always possible to use a chatbot but depending on the type of the game, <text:span text:style-name="T1">the chatbot</text:span> could:</text:p>
      <text:list xml:id="list359369115" text:style-name="L4">
        <text:list-item>
          <text:p text:style-name="P7"><text:span text:style-name="T1">Ask its player how to adapt the strategy between rounds on round-based games [interface]</text:span></text:p>
        </text:list-item>
        <text:list-item>
          <text:p text:style-name="P7"><text:span text:style-name="T1">Counsel the player on how to adapt the strategy [game theory]</text:span></text:p>
        </text:list-item>
        <text:list-item>
          <text:p text:style-name="P7"><text:span text:style-name="T1">Negotiate verbally against another player based on the strategy given to it [game theory + negotiation theory]</text:span></text:p>
        </text:list-item>
      </text:list>
      <text:p text:style-name="P4"/>
      <text:p text:style-name="P8">There <text:span text:style-name="T8">was</text:span> also the idea of having it work orally rather than textually, having it go trough a specific system (<text:span text:style-name="T2">amazon echo...).</text:span></text:p>
      <text:p text:style-name="P9"/>
      <text:p text:style-name="P9"/>
      <text:p text:style-name="P9">The primary task of the chatbot is to provide an interface to the underlying system. (a.1, a.2, b.1)</text:p>
      <text:p text:style-name="P9">The usual way to do that would be to write <text:span text:style-name="T3">many</text:span> <text:span text:style-name="T3">lines of rules for </text:span>a chatbot doing the required tasks in one of the modern chat <text:span text:style-name="T3">scripting langages</text:span>. </text:p>
      <text:p text:style-name="P9">There is a second layer where the chatbot is capable of understanding and recognise simple rules of game theory and arrange them in a way that makes them useable by a game theory AI. <text:span text:style-name="T3">(a.3, b.2)</text:span></text:p>
      <text:p text:style-name="P9">Understanding player preferences and strategies in a natural-sounding way would be also interesting. <text:span text:style-name="T3">(b.3, c.1, c.2)</text:span></text:p>
      <text:p text:style-name="P9">Having a game theory AI be able to output its results in a chatbot is also part of it. <text:span text:style-name="T3">(b.3, c.2)</text:span></text:p>
      <text:p text:style-name="P9">There is a third layer where the chatbot is negotiating with a player to try to convince them of something. This is highly game-dependent but could also be interesting. <text:span text:style-name="T3">(c.3)</text:span></text:p>
      <text:p text:style-name="P9"/>
      <text:p text:style-name="P10">My primary task for the preparation would be to learn and report on the state-of-the-art of chatbot AI to provide a basic interface of <text:span text:style-name="T3">a</text:span> game-playing system. (a.1, a.2, b.1)</text:p>
      <text:p text:style-name="P9">My further task would be to translate game logic to something that a chatbot can manipulate. <text:span text:style-name="T3">(a.3, b.2, b.3, c.1, c.2) Either by using an overrarching « game logic langage », or limiting the chatbot to a few select games genres.</text:span></text:p>
      <text:p text:style-name="P9"/>
      <text:p text:style-name="P9"/>
      <text:p text:style-name="P9"/>
      <text:p text:style-name="P9"/>
      <text:p text:style-name="P22"><text:soft-page-break/>Academic <text:span text:style-name="T11">general </text:span>motivations:</text:p>
      <text:p text:style-name="P12"><text:span text:style-name="T6">Having an interface that can help in making social game experiments</text:span></text:p>
      <text:p text:style-name="P13">Study the concept of remote agent for such games</text:p>
      <text:p text:style-name="P13">Having a base for more complex game playing AI (negotiation)</text:p>
      <text:p text:style-name="P11"/>
      <text:p text:style-name="P23">My preferences/<text:span text:style-name="T6">personnal motivations</text:span>:</text:p>
      <text:p text:style-name="P12">I want to learn <text:span text:style-name="T15">more on </text:span>how to create a chat bot </text:p>
      <text:p text:style-name="P12"><text:span text:style-name="T6">(for the far end that could be used as characters in a videogame mixing chat and action)</text:span></text:p>
      <text:p text:style-name="P14">so the chatbot implementation part is interesting. </text:p>
      <text:p text:style-name="P14">Making it interface with a voice-to-text, then a physical machine seems more daunting.</text:p>
      <text:p text:style-name="P14">I feel <text:span text:style-name="T9">slightly </text:span>interested in the concept of how to generalise mathematical games and how to describe it to a AI trough rules.</text:p>
      <text:p text:style-name="P21">I would be a bit disappointed if <text:span text:style-name="T18">my work on</text:span> chatbot<text:span text:style-name="T19">s</text:span> <text:span text:style-name="T21">finally </text:span>only served as a simple « interface » for interacting with an underlying logic <text:span text:style-name="T20">(no plus-value of using a chatbot instead of a GUI for example)</text:span>.</text:p>
      <text:p text:style-name="P19">I feel interested in making games to play that are more complex than the prisonner's game.</text:p>
      <text:p text:style-name="P20">Example: a game where you select a subset of items you want from a list, based on your secret preferences and strategy, while another player will have their own subset. <text:span text:style-name="T17">Negotiation on how to change the subsets ensue.</text:span></text:p>
      <text:p text:style-name="P14"/>
      <text:p text:style-name="P14"/>
      <text:p text:style-name="P22">Directions to dig in:</text:p>
      <text:p text:style-name="P16">Modern Chatbot scripting langages <text:span text:style-name="T16">with basic NLP</text:span></text:p>
      <text:p text:style-name="P16">Service chatbots</text:p>
      <text:p text:style-name="P16">Game theory and compact strategies that work on few data</text:p>
      <text:p text:style-name="P17">Maybe: Negotiation theory</text:p>
      <text:p text:style-name="P17"/>
      <text:p text:style-name="P22">Directions that <text:span text:style-name="T14">were interesting but not directly related:</text:span></text:p>
      <text:p text:style-name="P16">Knowledge representation (Cyc, Wordnet)</text:p>
      <text:p text:style-name="P16">Creating new types of games for chatbots to play<text:span text:style-name="T7"> (more adapted for chatbots than usual games)</text:span></text:p>
      <text:p text:style-name="P15">Making the chatbot produce voice sound</text:p>
      <text:p text:style-name="P18">Automatic or efficient content generation <text:span text:style-name="T13">(writing the rules by hand is time-consuming)</text:span></text:p>
      <text:p text:style-name="P16"/>
      <text:p text:style-name="P24">Directions to avoid:</text:p>
      <text:p text:style-name="P16">Advanced Natural Language Processing techniques (we mostly want simple commands)</text:p>
      <text:p text:style-name="P16">Conversation bots like Cleverbot, Microsoft TAY that work on saving <text:span text:style-name="T12">many</text:span> answers</text:p>
      <text:p text:style-name="P16">Deep neural network AI like Deepmind's Alpha Go Zero and other bot-vs-bot gam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0:52:51.541000000</meta:creation-date>
    <dc:date>2018-03-06T13:01:19.668000000</dc:date>
    <meta:editing-duration>PT1H5M19S</meta:editing-duration>
    <meta:editing-cycles>33</meta:editing-cycles>
    <meta:generator>LibreOffice/5.4.4.2$Windows_X86_64 LibreOffice_project/2524958677847fb3bb44820e40380acbe820f960</meta:generator>
    <meta:document-statistic meta:table-count="0" meta:image-count="0" meta:object-count="0" meta:page-count="2" meta:paragraph-count="55" meta:word-count="839" meta:character-count="4936" meta:non-whitespace-character-count="4157"/>
  </office:meta>
</office:document-meta>
</file>